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eens werden abgemalt um Programm zu simulieren</text:p>
      <text:p text:style-name="Standard"/>
      <text:p text:style-name="Standard">-Schnell Mock-Ups erstellbar</text:p>
      <text:p text:style-name="Standard">-Gut in der frühen Entwicklungsphase</text:p>
      <text:p text:style-name="Standard">-low und high fidelity mock ups bringen gleich viel (empirisch untermauert mehrfach)</text:p>
      <text:p text:style-name="Standard">-Schnell und Kostengünstig</text:p>
      <text:p text:style-name="Standard"/>
      <text:p text:style-name="Standard">Dazu da um:</text:p>
      <text:p text:style-name="Standard"><text:tab/>-Usability Probleme finden</text:p>
      <text:p text:style-name="Standard"><text:tab/>-Fehlende oder falch spezifizierte Funktionen finden</text:p>
      <text:p text:style-name="Standard"><text:tab/>-Auswahl von Designalternative</text:p>
      <text:p text:style-name="Standard"><text:tab/>-Welche Funktionen werden oft benutzt</text:p>
      <text:p text:style-name="Standard"><text:tab/>-Auswahl von Funktionen Prioritäten</text:p>
      <text:p text:style-name="Standard"/>
      <text:p text:style-name="Standard">Wie funktionierts:</text:p>
      <text:p text:style-name="Standard"><text:tab/>-Alle Fenster auf Papier aufgemalt</text:p>
      <text:p text:style-name="Standard"><text:tab/>-Jeder Schritt wird durchgegangen</text:p>
      <text:p text:style-name="Standard"><text:tab/>-Es gibt:</text:p>
      <text:p text:style-name="Standard"><text:tab/><text:tab/>-Ein Opfer das alles machen muss</text:p>
      <text:p text:style-name="Standard"><text:tab/><text:tab/>-Moderator der alles leitet und moderiert</text:p>
      <text:p text:style-name="Standard"><text:tab/><text:tab/>-Usability Experten, der protokolliert</text:p>
      <text:p text:style-name="Standard"/>
      <text:p text:style-name="Standard"><text:tab/>-Erst Konzeptionelles Design</text:p>
      <text:p text:style-name="Standard"><text:tab/>-Dann Interaktives Design,</text:p>
      <text:p text:style-name="Standard"><text:tab/>-dann...</text:p>
      <text:p text:style-name="Standard"><text:tab/>-Dann Schnittstellen Design</text:p>
      <text:p text:style-name="Standard"/>
      <text:p text:style-name="Standard">Heuristische Analyse:</text:p>
      <text:p text:style-name="Standard"><text:tab/>-Man lässt Experten eine Schnittstellen analysieren</text:p>
      <text:p text:style-name="Standard"><text:tab/>-Ein Gutachter prüft.erster Durchlauf interktionsfluss</text:p>
      <text:p text:style-name="Standard"><text:tab/>-Jeder Gutachter prüft alleine</text:p>
      <text:p text:style-name="Standard"><text:tab/>-Moderator dürfen Fragen beantwor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8S</meta:editing-duration>
    <meta:editing-cycles>7</meta:editing-cycles>
    <meta:generator>OpenOffice.org/3.4.1$Win32 OpenOffice.org_project/341m1$Build-9593</meta:generator>
    <dc:date>2014-04-25T16:22:56.27</dc:date>
    <meta:document-statistic meta:table-count="0" meta:image-count="0" meta:object-count="0" meta:page-count="1" meta:paragraph-count="27" meta:word-count="114" meta:character-count="922"/>
    <meta:user-defined meta:name="Info 1"/>
    <meta:user-defined meta:name="Info 2"/>
    <meta:user-defined meta:name="Info 3"/>
    <meta:user-defined meta:name="Info 4"/>
  </office:meta>
</office:document-meta>
</file>